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Juegos" style:family="table">
      <style:table-properties style:width="17.59cm" table:align="margins"/>
    </style:style>
    <style:style style:name="Juegos.A" style:family="table-column">
      <style:table-column-properties style:column-width="3.517cm" style:rel-column-width="13107*"/>
    </style:style>
    <style:style style:name="Jueg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Juegos.E1" style:family="table-cell">
      <style:table-cell-properties fo:padding="0.097cm" fo:border="0.002cm solid #000000"/>
    </style:style>
    <style:style style:name="Juegos.A2" style:family="table-cell">
      <style:table-cell-properties fo:padding="0.097cm" fo:border-left="0.002cm solid #000000" fo:border-right="none" fo:border-top="none" fo:border-bottom="0.002cm solid #000000"/>
    </style:style>
    <style:style style:name="Juego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Juegos.B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style:text-underline-style="solid" style:text-underline-width="auto" style:text-underline-color="font-color"/>
    </style:style>
    <style:style style:name="P4" style:family="paragraph" style:parent-style-name="Standard" style:list-style-name="L2"/>
    <style:style style:name="P5" style:family="paragraph" style:parent-style-name="Standard" style:list-style-name="L3">
      <style:text-properties style:text-underline-style="solid" style:text-underline-width="auto" style:text-underline-color="font-color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8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lasificación de juegos</text:p>
      <text:list text:style-name="L1">
        <text:list-item>
          <text:p text:style-name="P1">Juegos 2D tipo comecocos, invaders, asteroids, tetris</text:p>
        </text:list-item>
        <text:list-item>
          <text:p text:style-name="P1">Juegos 2D tipo plataforma</text:p>
        </text:list-item>
        <text:list-item>
          <text:p text:style-name="P1">Juegos 3D</text:p>
        </text:list-item>
        <text:list-item>
          <text:p text:style-name="P1">Juegos de cartas</text:p>
        </text:list-item>
        <text:list-item>
          <text:p text:style-name="P1">Juegos de sobremesa</text:p>
        </text:list-item>
        <text:list-item>
          <text:p text:style-name="P1">Juegos de rol</text:p>
        </text:list-item>
      </text:list>
      <text:p text:style-name="Standard"/>
      <text:p text:style-name="Standard"/>
      <text:p text:style-name="Standard"/>
      <text:p text:style-name="P2">CAT.1 INTERFAZ USUARIO</text:p>
      <text:p text:style-name="Standard">Atendiendo a cómo se ve el interfaz con el usuario podemos clasificar los juegos en:</text:p>
      <text:list text:style-name="L2">
        <text:list-item>
          <text:p text:style-name="P3">Interfaz Texuales/Consola: El usuario ve texto.</text:p>
        </text:list-item>
        <text:list-item>
          <text:p text:style-name="P4"><text:span text:style-name="T1">Interfaz 2D</text:span>: El usuario ve imágenes en 2 dimensiones</text:p>
        </text:list-item>
        <text:list-item>
          <text:p text:style-name="P4"><text:span text:style-name="T1">Interfaz 3D</text:span>: El usuario ve imágenes en 3 dimensiones</text:p>
        </text:list-item>
      </text:list>
      <text:p text:style-name="Standard"/>
      <text:p text:style-name="Standard"/>
      <text:p text:style-name="P2">CAT.2 GENERACIÓN DE INTERFAZ</text:p>
      <text:p text:style-name="Standard">Atendiendo a las herramientas/matemáticas usadas para generar el interfaz con el usuario podemos clasificar los juegos en:</text:p>
      <text:list text:style-name="L3">
        <text:list-item>
          <text:p text:style-name="P5">Textual/Consola: Se utilizan letras y caracteres.</text:p>
        </text:list-item>
        <text:list-item>
          <text:p text:style-name="P6"><text:span text:style-name="T1">Archivo</text:span>: Se utilizan imágenes ya creadas desde archivos de imagen. </text:p>
        </text:list-item>
        <text:list-item>
          <text:p text:style-name="P6"><text:span text:style-name="T1">Matemática 2D</text:span>: Se utilizan fórmulas matemáticas de dos dimensiones.</text:p>
        </text:list-item>
        <text:list-item>
          <text:p text:style-name="P6"><text:span text:style-name="T1">Matemática 3D</text:span>: Se utilizan fórmulas matemáticas de tres dimensiones.</text:p>
        </text:list-item>
      </text:list>
      <text:p text:style-name="Standard"/>
      <text:p text:style-name="Standard"/>
      <text:p text:style-name="P2">CAT.3 NÚMERO DE JUGADORES</text:p>
      <text:p text:style-name="Standard">Atendiendo al número de jugadores enemigos podemos clasificar los juegos en:</text:p>
      <text:list text:style-name="L4">
        <text:list-item>
          <text:p text:style-name="P7"><text:span text:style-name="T1">Uno</text:span>: Sólo existe un jugador por partida.</text:p>
        </text:list-item>
        <text:list-item>
          <text:p text:style-name="P7"><text:span text:style-name="T1">Dos</text:span>: Existen dos jugadores por partida.</text:p>
        </text:list-item>
        <text:list-item>
          <text:p text:style-name="P7"><text:span text:style-name="T1">N</text:span>: Existen n jugadores por partida.</text:p>
        </text:list-item>
      </text:list>
      <text:p text:style-name="Standard"/>
      <text:p text:style-name="Standard"/>
      <text:p text:style-name="P2">CAT.4 INTELIGENCIA DE LOS ADVERSARIOS</text:p>
      <text:p text:style-name="Standard">Atendiendo al comportamiento “inteligente” de los adversarios:</text:p>
      <text:list text:style-name="L5">
        <text:list-item>
          <text:p text:style-name="P8">Adversario humano.</text:p>
        </text:list-item>
        <text:list-item>
          <text:p text:style-name="P8">Adversario sistema mueble. Tiene movimientos y acciones fijos.</text:p>
        </text:list-item>
        <text:list-item>
          <text:p text:style-name="P8">Adversario sistema zombi. Sus movimientos son influenciados por el jugador.</text:p>
        </text:list-item>
        <text:list-item>
          <text:p text:style-name="P8">Adversario sistema “inteligente”. Desarrolla algún tipo de acción “inteligente”.</text:p>
        </text:list-item>
      </text:list>
      <text:p text:style-name="Standard"/>
      <text:p text:style-name="Standard"/>
      <text:p text:style-name="P2">CAT.5 LOCAL/RED</text:p>
      <text:p text:style-name="Standard">Atendiendo a la conectividad que permite:</text:p>
      <text:list text:style-name="L6">
        <text:list-item>
          <text:p text:style-name="P9">Local</text:p>
        </text:list-item>
        <text:list-item>
          <text:p text:style-name="P9">Red LAN</text:p>
        </text:list-item>
        <text:list-item>
          <text:p text:style-name="P9">Red Internet</text:p>
        </text:list-item>
      </text:list>
      <text:p text:style-name="Standard"/>
      <text:p text:style-name="Standard"/>
      <text:p text:style-name="P2">CAT.6 INTERVENCIÓN</text:p>
      <text:p text:style-name="Standard">Atendiendo a la interactividad del juego:</text:p>
      <text:list text:style-name="L7">
        <text:list-item>
          <text:p text:style-name="P10">Por turno: El jugador sólo puede intervenir en su turno correspondiente.</text:p>
        </text:list-item>
        <text:list-item>
          <text:p text:style-name="P10">Sin turno: No existen turnos de intervención.</text:p>
        </text:list-item>
      </text:list>
      <text:p text:style-name="Standard"/>
      <text:p text:style-name="Standard"/>
      <text:p text:style-name="P2">OTROS ELEMENTOS</text:p>
      <text:p text:style-name="Standard">Otros elementos comunes que deben incluir los juegos son:</text:p>
      <text:list text:style-name="L8">
        <text:list-item>
          <text:p text:style-name="P11">Intro: Introducción artística a modo de video del juego.</text:p>
        </text:list-item>
        <text:list-item>
          <text:p text:style-name="P11">Ayuda: Explicación del funcionamiento el juego.</text:p>
        </text:list-item>
        <text:list-item>
          <text:p text:style-name="P11">Créditos: Información de créditos del juego.</text:p>
        </text:list-item>
        <text:list-item>
          <text:p text:style-name="P11">Salón de la fama: Lista de los mejores jugadores hasta la fecha.</text:p>
        </text:list-item>
        <text:list-item>
          <text:p text:style-name="P11">Configuración: Se pemite redefinir la configuración del teclado, sonido e imagen.</text:p>
        </text:list-item>
        <text:list-item>
          <text:p text:style-name="P11">Grabar/cargar: opciones para grabar y recuperar las partidas.</text:p>
        </text:list-item>
      </text:list>
      <text:p text:style-name="Standard"/>
      <text:p text:style-name="Standard"/>
      <text:p text:style-name="P2">EJEMPLOS</text:p>
      <text:p text:style-name="Standard"/>
      <table:table table:name="Juegos" table:style-name="Juegos">
        <table:table-column table:style-name="Juegos.A" table:number-columns-repeated="5"/>
        <table:table-header-rows>
          <table:table-row>
            <table:table-cell table:style-name="Juegos.A1" office:value-type="string">
              <text:p text:style-name="Table_20_Heading">Categorías</text:p>
            </table:table-cell>
            <table:table-cell table:style-name="Juegos.A1" office:value-type="string">
              <text:p text:style-name="Table_20_Heading">Juego 1</text:p>
            </table:table-cell>
            <table:table-cell table:style-name="Juegos.A1" office:value-type="string">
              <text:p text:style-name="Table_20_Heading">Juego 2</text:p>
            </table:table-cell>
            <table:table-cell table:style-name="Juegos.A1" office:value-type="string">
              <text:p text:style-name="Table_20_Heading">Juego 3</text:p>
            </table:table-cell>
            <table:table-cell table:style-name="Juegos.E1" office:value-type="string">
              <text:p text:style-name="Table_20_Heading">Juego 4</text:p>
            </table:table-cell>
          </table:table-row>
        </table:table-header-rows>
        <table:table-row>
          <table:table-cell table:style-name="Juegos.A2" office:value-type="string">
            <text:p text:style-name="Table_20_Contents">Nombre</text:p>
          </table:table-cell>
          <table:table-cell table:style-name="Juegos.A2" office:value-type="string">
            <text:p text:style-name="Table_20_Contents">Invasores del Espacio</text:p>
          </table:table-cell>
          <table:table-cell table:style-name="Juegos.A2" office:value-type="string">
            <text:p text:style-name="Table_20_Contents">Tres en raya</text:p>
          </table:table-cell>
          <table:table-cell table:style-name="Juegos.A2" office:value-type="string">
            <text:p text:style-name="Table_20_Contents">Ajedrez</text:p>
          </table:table-cell>
          <table:table-cell table:style-name="Juegos.E2" office:value-type="string">
            <text:p text:style-name="Table_20_Contents">Doom</text:p>
          </table:table-cell>
        </table:table-row>
        <table:table-row>
          <table:table-cell table:style-name="Juegos.A2" office:value-type="string">
            <text:p text:style-name="Table_20_Contents">Interfaz</text:p>
          </table:table-cell>
          <table:table-cell table:style-name="Juegos.A2" office:value-type="string">
            <text:p text:style-name="Table_20_Contents">Imágenes 2D</text:p>
          </table:table-cell>
          <table:table-cell table:style-name="Juegos.A2" office:value-type="string">
            <text:p text:style-name="Table_20_Contents">Imágenes 2D</text:p>
          </table:table-cell>
          <table:table-cell table:style-name="Juegos.A2" office:value-type="string">
            <text:p text:style-name="Table_20_Contents">Imágenes 2D</text:p>
          </table:table-cell>
          <table:table-cell table:style-name="Juegos.E2" office:value-type="string">
            <text:p text:style-name="Table_20_Contents">Imágenes 3D</text:p>
          </table:table-cell>
        </table:table-row>
        <table:table-row>
          <table:table-cell table:style-name="Juegos.A2" office:value-type="string">
            <text:p text:style-name="Table_20_Contents">Generación Int.</text:p>
          </table:table-cell>
          <table:table-cell table:style-name="Juegos.A2" office:value-type="string">
            <text:p text:style-name="Table_20_Contents">Archivo </text:p>
          </table:table-cell>
          <table:table-cell table:style-name="Juegos.A2" office:value-type="string">
            <text:p text:style-name="Table_20_Contents">Archivo</text:p>
          </table:table-cell>
          <table:table-cell table:style-name="Juegos.A2" office:value-type="string">
            <text:p text:style-name="Table_20_Contents">Archivo</text:p>
          </table:table-cell>
          <table:table-cell table:style-name="Juegos.E2" office:value-type="string">
            <text:p text:style-name="Table_20_Contents">Matemática 3D</text:p>
          </table:table-cell>
        </table:table-row>
        <table:table-row>
          <table:table-cell table:style-name="Juegos.A2" office:value-type="string">
            <text:p text:style-name="Table_20_Contents">Nº Jugadores</text:p>
          </table:table-cell>
          <table:table-cell table:style-name="Juegos.B5" office:value-type="string">
            <text:p text:style-name="P12">Uno</text:p>
          </table:table-cell>
          <table:table-cell table:style-name="Juegos.A2" office:value-type="string">
            <text:p text:style-name="Table_20_Contents">Dos</text:p>
          </table:table-cell>
          <table:table-cell table:style-name="Juegos.A2" office:value-type="string">
            <text:p text:style-name="Table_20_Contents">Dos</text:p>
          </table:table-cell>
          <table:table-cell table:style-name="Juegos.E2" office:value-type="string">
            <text:p text:style-name="Table_20_Contents">Uno</text:p>
          </table:table-cell>
        </table:table-row>
        <table:table-row>
          <table:table-cell table:style-name="Juegos.A2" office:value-type="string">
            <text:p text:style-name="Table_20_Contents">Inteligencia Adv.</text:p>
          </table:table-cell>
          <table:table-cell table:style-name="Juegos.A2" office:value-type="string">
            <text:p text:style-name="Table_20_Contents">Mueble</text:p>
          </table:table-cell>
          <table:table-cell table:style-name="Juegos.A2" office:value-type="string">
            <text:p text:style-name="Table_20_Contents">Zombi</text:p>
          </table:table-cell>
          <table:table-cell table:style-name="Juegos.A2" office:value-type="string">
            <text:p text:style-name="Table_20_Contents">Karpov</text:p>
          </table:table-cell>
          <table:table-cell table:style-name="Juegos.E2" office:value-type="string">
            <text:p text:style-name="Table_20_Contents">Zombi</text:p>
          </table:table-cell>
        </table:table-row>
        <table:table-row>
          <table:table-cell table:style-name="Juegos.A2" office:value-type="string">
            <text:p text:style-name="Table_20_Contents">Local/Red</text:p>
          </table:table-cell>
          <table:table-cell table:style-name="Juegos.A2" office:value-type="string">
            <text:p text:style-name="Table_20_Contents">Local</text:p>
          </table:table-cell>
          <table:table-cell table:style-name="Juegos.A2" office:value-type="string">
            <text:p text:style-name="Table_20_Contents">Local</text:p>
          </table:table-cell>
          <table:table-cell table:style-name="Juegos.A2" office:value-type="string">
            <text:p text:style-name="Table_20_Contents">Local</text:p>
          </table:table-cell>
          <table:table-cell table:style-name="Juegos.E2" office:value-type="string">
            <text:p text:style-name="Table_20_Contents">Local</text:p>
          </table:table-cell>
        </table:table-row>
        <table:table-row>
          <table:table-cell table:style-name="Juegos.A2" office:value-type="string">
            <text:p text:style-name="Table_20_Contents">Intervención</text:p>
          </table:table-cell>
          <table:table-cell table:style-name="Juegos.A2" office:value-type="string">
            <text:p text:style-name="Table_20_Contents">Sin</text:p>
          </table:table-cell>
          <table:table-cell table:style-name="Juegos.A2" office:value-type="string">
            <text:p text:style-name="Table_20_Contents">Turnos</text:p>
          </table:table-cell>
          <table:table-cell table:style-name="Juegos.A2" office:value-type="string">
            <text:p text:style-name="Table_20_Contents">Turno</text:p>
          </table:table-cell>
          <table:table-cell table:style-name="Juegos.E2" office:value-type="string">
            <text:p text:style-name="Table_20_Contents">Sin</text:p>
          </table:table-cell>
        </table:table-row>
        <table:table-row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E2" office:value-type="string">
            <text:p text:style-name="Table_20_Contents"/>
          </table:table-cell>
        </table:table-row>
        <table:table-row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E2" office:value-type="string">
            <text:p text:style-name="Table_20_Contents"/>
          </table:table-cell>
        </table:table-row>
        <table:table-row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A2" office:value-type="string">
            <text:p text:style-name="Table_20_Contents"/>
          </table:table-cell>
          <table:table-cell table:style-name="Juegos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3-01T23:35:37</meta:creation-date>
    <dc:date>2006-03-02T09:55:18</dc:date>
    <dc:language>en-US</dc:language>
    <meta:editing-cycles>12</meta:editing-cycles>
    <meta:editing-duration>PT36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87" meta:word-count="368" meta:character-count="2365"/>
  </office:meta>
</office:document-meta>
</file>